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54.34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26.19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68pt"/>
    </style:style>
    <style:style style:name="co7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39.86pt"/>
    </style:style>
    <style:style style:name="co10" style:family="table-column">
      <style:table-column-properties fo:break-before="auto" style:column-width="64.01pt"/>
    </style:style>
    <style:style style:name="ro4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49.75pt" fo:break-before="auto" style:use-optimal-row-height="false"/>
    </style:style>
    <style:style style:name="ro3" style:family="table-row">
      <style:table-row-properties style:row-height="54.71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ff00" style:shrink-to-fit="true"/>
    </style:style>
    <style:style style:name="ce3" style:family="table-cell" style:parent-style-name="Default">
      <style:table-cell-properties fo:background-color="#cccccc" style:rotation-angle="90" style:shrink-to-fit="true"/>
    </style:style>
    <style:style style:name="ce4" style:family="table-cell" style:parent-style-name="Default">
      <style:table-cell-properties fo:background-color="#cccccc" fo:wrap-option="wrap" style:rotation-angle="90" style:shrink-to-fit="true"/>
    </style:style>
    <style:style style:name="ce5" style:family="table-cell" style:parent-style-name="Default" style:data-style-name="N122">
      <style:table-cell-properties fo:background-color="#cccccc" style:rotation-angle="90" style:shrink-to-fit="true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b3b3b3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3" office:value-type="string" calcext:value-type="string">
            <text:p>Mips</text:p>
          </table:table-cell>
          <table:table-cell table:style-name="ce3" office:value-type="string" calcext:value-type="string">
            <text:p>Cache</text:p>
          </table:table-cell>
          <table:table-cell table:style-name="ce3"/>
          <table:table-cell table:style-name="ce3" office:value-type="string" calcext:value-type="string">
            <text:p>MWMR</text:p>
          </table:table-cell>
          <table:table-cell table:style-name="ce3"/>
          <table:table-cell table:style-name="ce3" office:value-type="string" calcext:value-type="string">
            <text:p>Idct</text:p>
          </table:table-cell>
          <table:table-cell table:style-name="ce3"/>
          <table:table-cell table:style-name="ce3" office:value-type="string" calcext:value-type="string">
            <text:p>Tg</text:p>
          </table:table-cell>
          <table:table-cell table:style-name="ce3" office:value-type="string" calcext:value-type="string">
            <text:p>Ramdac</text:p>
          </table:table-cell>
          <table:table-cell table:style-name="ce3" office:value-type="string" calcext:value-type="string">
            <text:p>Vgmn</text:p>
          </table:table-cell>
          <table:table-cell table:style-name="ce3" office:value-type="string" calcext:value-type="string">
            <text:p>Crossbar</text:p>
          </table:table-cell>
          <table:table-cell table:style-name="ce3" office:value-type="string" calcext:value-type="string">
            <text:p>Coût Interconnects</text:p>
          </table:table-cell>
          <table:table-cell table:style-name="ce3" office:value-type="string" calcext:value-type="string">
            <text:p>Ram</text:p>
          </table:table-cell>
          <table:table-cell table:style-name="ce3"/>
          <table:table-cell table:style-name="ce3" office:value-type="string" calcext:value-type="string">
            <text:p>Locks</text:p>
          </table:table-cell>
          <table:table-cell table:style-name="ce3" table:number-columns-repeated="3"/>
        </table:table-row>
        <table:table-row table:style-name="ro3">
          <table:table-cell table:style-name="ce1"/>
          <table:table-cell table:number-columns-repeated="2" table:style-name="ce4" office:value-type="string" calcext:value-type="string">
            <text:p>Nombre</text:p>
          </table:table-cell>
          <table:table-cell table:style-name="ce4" office:value-type="string" calcext:value-type="string">
            <text:p>Taille (Ko) par cach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 fifos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Latence IDCT</text:p>
          </table:table-cell>
          <table:table-cell table:number-columns-repeated="4" table:style-name="ce4" office:value-type="string" calcext:value-type="string">
            <text:p>Nombre</text:p>
          </table:table-cell>
          <table:table-cell table:style-name="ce4"/>
          <table:table-cell table:style-name="ce4" office:value-type="string" calcext:value-type="string">
            <text:p>Fixe</text:p>
          </table:table-cell>
          <table:table-cell table:style-name="ce4" office:value-type="string" calcext:value-type="string">
            <text:p>Taille (Ko)</text:p>
          </table:table-cell>
          <table:table-cell table:style-name="ce4" office:value-type="string" calcext:value-type="string">
            <text:p>Fixe</text:p>
          </table:table-cell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M Cycles pour 25 images</text:p>
          </table:table-cell>
          <table:table-cell table:style-name="ce4" office:value-type="string" calcext:value-type="string">
            <text:p>Conso (proportion)</text:p>
          </table:table-cell>
        </table:table-row>
        <table:table-row table:style-name="ro5">
          <table:table-cell table:style-name="ce1"/>
          <table:table-cell table:style-name="ce5" office:value-type="float" office:value="0.16" calcext:value-type="float">
            <text:p>0.160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5" calcext:value-type="float">
            <text:p>0.05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013" calcext:value-type="float">
            <text:p>0.013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0.01+0.05*48*48/1024" office:value-type="float" office:value="0.1225" calcext:value-type="float">
            <text:p>0.12</text:p>
          </table:table-cell>
          <table:table-cell table:style-name="ce5" office:value-type="float" office:value="0.01" calcext:value-type="float">
            <text:p>0.010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/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05" calcext:value-type="float">
            <text:p>0.050</text:p>
          </table:table-cell>
          <table:table-cell table:style-name="ce5" office:value-type="float" office:value="0.6" calcext:value-type="float">
            <text:p>0.600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VgmnNoirqMulti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[.B4]" office:value-type="float" office:value="4" calcext:value-type="float">
            <text:p>4</text:p>
          </table:table-cell>
          <table:table-cell table:style-name="ce6" office:value-type="float" office:value="1.5" calcext:value-type="float">
            <text:p>1.5</text:p>
          </table:table-cell>
          <table:table-cell table:style-name="ce7" table:formula="of:=[.G4]+[.I4]+[.J4]" office:value-type="float" office:value="3" calcext:value-type="float">
            <text:p>3</text:p>
          </table:table-cell>
          <table:table-cell table:style-name="ce7" table:formula="of:=[.G4]*2+[.I4]+[.J4]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4" calcext:value-type="float">
            <text:p>76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IF([.L4]=0;([.B4]+[.E4])*([.E4]+[.N4]+[.P4])*[.$K$3];([.B4]+[.E4])*([.E4]+[.N4]+[.P4])*[.$L$3]/[.L4])" office:value-type="float" office:value="0.42" calcext:value-type="float">
            <text:p>0.4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B4]*[.B$3]+[.C4]*[.C$3]+[.D4]*[.D$3]*[.C4]+[.E4]*[.E$3]+[.F4]*[.F$3]+[.K4]*[.K$3]+[.L4]*[.L$3]+[.M4]+[.N4]*[.N$3]+[.O4]*[.O$3]+[.P4]*[.P$3]+[.G4]*[.G$3]+[.I4]*[.I$3]+[.J4]*[.J$3]+IF([.G4]&lt;&gt;0;[.H$3]/[.H4];0)" office:value-type="float" office:value="3.09312303664921" calcext:value-type="float">
            <text:p>3.09</text:p>
          </table:table-cell>
          <table:table-cell table:style-name="ce8" office:value-type="float" office:value="160" calcext:value-type="float">
            <text:p>160</text:p>
          </table:table-cell>
          <table:table-cell table:style-name="ce9" table:formula="of:=[.R4]*[.Q4]" office:value-type="float" office:value="494.899685863874" calcext:value-type="float">
            <text:p>494.9</text:p>
          </table:table-cell>
        </table:table-row>
        <table:table-row table:style-name="ro4">
          <table:table-cell table:style-name="ce2" office:value-type="string" calcext:value-type="string">
            <text:p>Clusterisée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[.B5]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formula="of:=[.G5]+[.I5]+[.J5]" office:value-type="float" office:value="2" calcext:value-type="float">
            <text:p>2</text:p>
          </table:table-cell>
          <table:table-cell table:style-name="ce7" table:formula="of:=[.G5]*2+[.I5]+[.J5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IF([.L5]=0;([.B5]+[.E5])*([.E5]+[.N5]+[.P5])*[.$K$3];([.B5]+[.E5])*([.E5]+[.N5]+[.P5])*[.$L$3]/[.L5])" office:value-type="float" office:value="0.125" calcext:value-type="float">
            <text:p>0.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[.B5]*[.B$3]+[.C5]*[.C$3]+[.D5]*[.D$3]*[.C5]+[.E5]*[.E$3]+[.F5]*[.F$3]+[.K5]*[.K$3]+[.L5]*[.L$3]+[.M5]+[.N5]*[.N$3]+[.O5]*[.O$3]+[.P5]*[.P$3]+[.G5]*[.G$3]+[.I5]*[.I$3]+[.J5]*[.J$3]+IF([.G5]&lt;&gt;0;[.H$3]/[.H5];0)" office:value-type="float" office:value="5.8475" calcext:value-type="float">
            <text:p>5.85</text:p>
          </table:table-cell>
          <table:table-cell table:style-name="ce8" office:value-type="float" office:value="220" calcext:value-type="float">
            <text:p>220</text:p>
          </table:table-cell>
          <table:table-cell table:style-name="ce9" table:formula="of:=[.R5]*[.Q5]" office:value-type="float" office:value="1286.45" calcext:value-type="float">
            <text:p>1286.45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6]" office:value-type="float" office:value="0" calcext:value-type="float">
            <text:p>0</text:p>
          </table:table-cell>
          <table:table-cell table:style-name="ce6"/>
          <table:table-cell table:style-name="ce7" table:formula="of:=[.G6]+[.I6]+[.J6]" office:value-type="float" office:value="2" calcext:value-type="float">
            <text:p>2</text:p>
          </table:table-cell>
          <table:table-cell table:style-name="ce7" table:formula="of:=[.G6]*2+[.I6]+[.J6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6]=0;([.B6]+[.E6])*([.E6]+[.N6]+[.P6])*[.$K$3];([.B6]+[.E6])*([.E6]+[.N6]+[.P6])*[.$L$3]/[.L6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6]*[.B$3]+[.C6]*[.C$3]+[.D6]*[.D$3]*[.C6]+[.E6]*[.E$3]+[.F6]*[.F$3]+[.K6]*[.K$3]+[.L6]*[.L$3]+[.M6]+[.N6]*[.N$3]+[.O6]*[.O$3]+[.P6]*[.P$3]+[.G6]*[.G$3]+[.I6]*[.I$3]+[.J6]*[.J$3]+IF([.G6]&lt;&gt;0;[.H$3]/[.H6];0)" office:value-type="float" office:value="0.4985" calcext:value-type="float">
            <text:p>0.5</text:p>
          </table:table-cell>
          <table:table-cell table:style-name="ce8"/>
          <table:table-cell table:style-name="ce9" table:formula="of:=[.R6]*[.Q6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7]" office:value-type="float" office:value="0" calcext:value-type="float">
            <text:p>0</text:p>
          </table:table-cell>
          <table:table-cell table:style-name="ce6"/>
          <table:table-cell table:style-name="ce7" table:formula="of:=[.G7]+[.I7]+[.J7]" office:value-type="float" office:value="2" calcext:value-type="float">
            <text:p>2</text:p>
          </table:table-cell>
          <table:table-cell table:style-name="ce7" table:formula="of:=[.G7]*2+[.I7]+[.J7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7]=0;([.B7]+[.E7])*([.E7]+[.N7]+[.P7])*[.$K$3];([.B7]+[.E7])*([.E7]+[.N7]+[.P7])*[.$L$3]/[.L7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7]*[.B$3]+[.C7]*[.C$3]+[.D7]*[.D$3]*[.C7]+[.E7]*[.E$3]+[.F7]*[.F$3]+[.K7]*[.K$3]+[.L7]*[.L$3]+[.M7]+[.N7]*[.N$3]+[.O7]*[.O$3]+[.P7]*[.P$3]+[.G7]*[.G$3]+[.I7]*[.I$3]+[.J7]*[.J$3]+IF([.G7]&lt;&gt;0;[.H$3]/[.H7];0)" office:value-type="float" office:value="0.4985" calcext:value-type="float">
            <text:p>0.5</text:p>
          </table:table-cell>
          <table:table-cell table:style-name="ce8"/>
          <table:table-cell table:style-name="ce9" table:formula="of:=[.R7]*[.Q7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8]" office:value-type="float" office:value="0" calcext:value-type="float">
            <text:p>0</text:p>
          </table:table-cell>
          <table:table-cell table:style-name="ce6"/>
          <table:table-cell table:style-name="ce7" table:formula="of:=[.G8]+[.I8]+[.J8]" office:value-type="float" office:value="2" calcext:value-type="float">
            <text:p>2</text:p>
          </table:table-cell>
          <table:table-cell table:style-name="ce7" table:formula="of:=[.G8]*2+[.I8]+[.J8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8]=0;([.B8]+[.E8])*([.E8]+[.N8]+[.P8])*[.$K$3];([.B8]+[.E8])*([.E8]+[.N8]+[.P8])*[.$L$3]/[.L8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8]*[.B$3]+[.C8]*[.C$3]+[.D8]*[.D$3]*[.C8]+[.E8]*[.E$3]+[.F8]*[.F$3]+[.K8]*[.K$3]+[.L8]*[.L$3]+[.M8]+[.N8]*[.N$3]+[.O8]*[.O$3]+[.P8]*[.P$3]+[.G8]*[.G$3]+[.I8]*[.I$3]+[.J8]*[.J$3]+IF([.G8]&lt;&gt;0;[.H$3]/[.H8];0)" office:value-type="float" office:value="0.4985" calcext:value-type="float">
            <text:p>0.5</text:p>
          </table:table-cell>
          <table:table-cell table:style-name="ce8"/>
          <table:table-cell table:style-name="ce9" table:formula="of:=[.R8]*[.Q8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9]" office:value-type="float" office:value="0" calcext:value-type="float">
            <text:p>0</text:p>
          </table:table-cell>
          <table:table-cell table:style-name="ce6"/>
          <table:table-cell table:style-name="ce7" table:formula="of:=[.G9]+[.I9]+[.J9]" office:value-type="float" office:value="2" calcext:value-type="float">
            <text:p>2</text:p>
          </table:table-cell>
          <table:table-cell table:style-name="ce7" table:formula="of:=[.G9]*2+[.I9]+[.J9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9]=0;([.B9]+[.E9])*([.E9]+[.N9]+[.P9])*[.$K$3];([.B9]+[.E9])*([.E9]+[.N9]+[.P9])*[.$L$3]/[.L9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9]*[.B$3]+[.C9]*[.C$3]+[.D9]*[.D$3]*[.C9]+[.E9]*[.E$3]+[.F9]*[.F$3]+[.K9]*[.K$3]+[.L9]*[.L$3]+[.M9]+[.N9]*[.N$3]+[.O9]*[.O$3]+[.P9]*[.P$3]+[.G9]*[.G$3]+[.I9]*[.I$3]+[.J9]*[.J$3]+IF([.G9]&lt;&gt;0;[.H$3]/[.H9];0)" office:value-type="float" office:value="0.4985" calcext:value-type="float">
            <text:p>0.5</text:p>
          </table:table-cell>
          <table:table-cell table:style-name="ce8"/>
          <table:table-cell table:style-name="ce9" table:formula="of:=[.R9]*[.Q9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0]" office:value-type="float" office:value="0" calcext:value-type="float">
            <text:p>0</text:p>
          </table:table-cell>
          <table:table-cell table:style-name="ce6"/>
          <table:table-cell table:style-name="ce7" table:formula="of:=[.G10]+[.I10]+[.J10]" office:value-type="float" office:value="2" calcext:value-type="float">
            <text:p>2</text:p>
          </table:table-cell>
          <table:table-cell table:style-name="ce7" table:formula="of:=[.G10]*2+[.I10]+[.J10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0]=0;([.B10]+[.E10])*([.E10]+[.N10]+[.P10])*[.$K$3];([.B10]+[.E10])*([.E10]+[.N10]+[.P10])*[.$L$3]/[.L10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10]*[.B$3]+[.C10]*[.C$3]+[.D10]*[.D$3]*[.C10]+[.E10]*[.E$3]+[.F10]*[.F$3]+[.K10]*[.K$3]+[.L10]*[.L$3]+[.M10]+[.N10]*[.N$3]+[.O10]*[.O$3]+[.P10]*[.P$3]+[.G10]*[.G$3]+[.I10]*[.I$3]+[.J10]*[.J$3]+IF([.G10]&lt;&gt;0;[.H$3]/[.H10];0)" office:value-type="float" office:value="0.4985" calcext:value-type="float">
            <text:p>0.5</text:p>
          </table:table-cell>
          <table:table-cell table:style-name="ce8"/>
          <table:table-cell table:style-name="ce9" table:formula="of:=[.R10]*[.Q10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1]" office:value-type="float" office:value="0" calcext:value-type="float">
            <text:p>0</text:p>
          </table:table-cell>
          <table:table-cell table:style-name="ce6"/>
          <table:table-cell table:style-name="ce7" table:formula="of:=[.G11]+[.I11]+[.J11]" office:value-type="float" office:value="2" calcext:value-type="float">
            <text:p>2</text:p>
          </table:table-cell>
          <table:table-cell table:style-name="ce7" table:formula="of:=[.G11]*2+[.I11]+[.J11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1]=0;([.B11]+[.E11])*([.E11]+[.N11]+[.P11])*[.$K$3];([.B11]+[.E11])*([.E11]+[.N11]+[.P11])*[.$L$3]/[.L11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11]*[.B$3]+[.C11]*[.C$3]+[.D11]*[.D$3]*[.C11]+[.E11]*[.E$3]+[.F11]*[.F$3]+[.K11]*[.K$3]+[.L11]*[.L$3]+[.M11]+[.N11]*[.N$3]+[.O11]*[.O$3]+[.P11]*[.P$3]+[.G11]*[.G$3]+[.I11]*[.I$3]+[.J11]*[.J$3]+IF([.G11]&lt;&gt;0;[.H$3]/[.H11];0)" office:value-type="float" office:value="0.4985" calcext:value-type="float">
            <text:p>0.5</text:p>
          </table:table-cell>
          <table:table-cell table:style-name="ce8"/>
          <table:table-cell table:style-name="ce9" table:formula="of:=[.R11]*[.Q11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2]" office:value-type="float" office:value="0" calcext:value-type="float">
            <text:p>0</text:p>
          </table:table-cell>
          <table:table-cell table:style-name="ce6"/>
          <table:table-cell table:style-name="ce7" table:formula="of:=[.G12]+[.I12]+[.J12]" office:value-type="float" office:value="2" calcext:value-type="float">
            <text:p>2</text:p>
          </table:table-cell>
          <table:table-cell table:style-name="ce7" table:formula="of:=[.G12]*2+[.I12]+[.J12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2]=0;([.B12]+[.E12])*([.E12]+[.N12]+[.P12])*[.$K$3];([.B12]+[.E12])*([.E12]+[.N12]+[.P12])*[.$L$3]/[.L12])" office:value-type="float" office:value="0.04" calcext:value-type="float">
            <text:p>0.04</text:p>
          </table:table-cell>
          <table:table-cell table:style-name="ce6" table:number-columns-repeated="3"/>
          <table:table-cell table:style-name="ce7" table:formula="of:=[.B12]*[.B$3]+[.C12]*[.C$3]+[.D12]*[.D$3]*[.C12]+[.E12]*[.E$3]+[.F12]*[.F$3]+[.K12]*[.K$3]+[.L12]*[.L$3]+[.M12]+[.N12]*[.N$3]+[.O12]*[.O$3]+[.P12]*[.P$3]+[.G12]*[.G$3]+[.I12]*[.I$3]+[.J12]*[.J$3]+IF([.G12]&lt;&gt;0;[.H$3]/[.H12];0)" office:value-type="float" office:value="0.4985" calcext:value-type="float">
            <text:p>0.5</text:p>
          </table:table-cell>
          <table:table-cell table:style-name="ce8"/>
          <table:table-cell table:style-name="ce9" table:formula="of:=[.R12]*[.Q12]"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 office:value-type="string" calcext:value-type="string">
            <text:p>Ne remplir que les parties vertes, le reste est déjà rempli. Les fonctions de coût sont déjà présentes.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Le nombre de caches, de contrôleurs MWMR et de canaux dans ces contrôleurs s'adapte automatiquement.</text:p>
          </table:table-cell>
          <table:table-cell table:number-columns-repeated="18"/>
        </table:table-row>
        <table:table-row table:style-name="ro4" table:number-rows-repeated="104855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Feui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23:26:33.717833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Nicolas Pouillon</meta:initial-creator>
    <meta:creation-date>2007-03-07T11:40:59</meta:creation-date>
    <dc:date>2016-02-01T23:38:16.318290442</dc:date>
    <dc:language>fr-FR</dc:language>
    <meta:editing-cycles>10</meta:editing-cycles>
    <meta:editing-duration>PT2H41M31S</meta:editing-duration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